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ashed_20__28_var_29_" svg:stroke-width="0.028cm" draw:marker-start-width="0.242cm" draw:marker-end="Arrow_20_concave" draw:marker-end-width="0.254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728cm" svg:height="8.697cm" svg:x="1cm" svg:y="1.066cm">
          <draw:image xlink:href="../pngs/wald-intro-sec1-ja-rd.png" xlink:type="simple" xlink:show="embed" xlink:actuate="onLoad">
            <text:p/>
          </draw:image>
        </draw:frame>
        <draw:line draw:style-name="gr2" draw:text-style-name="P2" draw:layer="layout" svg:x1="5.872cm" svg:y1="3.032cm" svg:x2="5.101cm" svg:y2="3.988cm">
          <text:p/>
        </draw:line>
        <draw:line draw:style-name="gr2" draw:text-style-name="P2" draw:layer="layout" svg:x1="4.556cm" svg:y1="5.064cm" svg:x2="3.66cm" svg:y2="6.08cm">
          <text:p/>
        </draw:line>
        <draw:line draw:style-name="gr2" draw:text-style-name="P2" draw:layer="layout" svg:x1="2.974cm" svg:y1="7.232cm" svg:x2="2.212cm" svg:y2="8.248cm">
          <text:p/>
        </draw:line>
        <draw:line draw:style-name="gr2" draw:text-style-name="P2" draw:layer="layout" svg:x1="7.476cm" svg:y1="3.03cm" svg:x2="7.476cm" svg:y2="3.921cm">
          <text:p/>
        </draw:line>
        <draw:line draw:style-name="gr2" draw:text-style-name="P2" draw:layer="layout" svg:x1="7.476cm" svg:y1="5.035cm" svg:x2="7.476cm" svg:y2="5.699cm">
          <text:p/>
        </draw:line>
        <draw:line draw:style-name="gr2" draw:text-style-name="P2" draw:layer="layout" svg:x1="7.476cm" svg:y1="7.223cm" svg:x2="7.476cm" svg:y2="8.239cm">
          <text:p/>
        </draw:line>
        <draw:frame draw:style-name="gr1" draw:text-style-name="P1" draw:layer="layout" svg:width="0.42cm" svg:height="0.464cm" svg:x="7.665cm" svg:y="3.076cm">
          <draw:image xlink:href="../pngs/plus-eighth.png" xlink:type="simple" xlink:show="embed" xlink:actuate="onLoad">
            <text:p/>
          </draw:image>
        </draw:frame>
        <draw:frame draw:style-name="gr1" draw:text-style-name="P1" draw:layer="layout" svg:width="0.42cm" svg:height="0.464cm" svg:x="7.665cm" svg:y="4.966cm">
          <draw:image xlink:href="../pngs/plus-eighth.png" xlink:type="simple" xlink:show="embed" xlink:actuate="onLoad">
            <text:p/>
          </draw:image>
        </draw:frame>
        <draw:frame draw:style-name="gr1" draw:text-style-name="P1" draw:layer="layout" svg:width="0.42cm" svg:height="0.464cm" svg:x="7.665cm" svg:y="7.276cm">
          <draw:image xlink:href="../pngs/plus-eighth.png" xlink:type="simple" xlink:show="embed" xlink:actuate="onLoad">
            <text:p/>
          </draw:image>
        </draw:frame>
        <draw:frame draw:style-name="gr1" draw:text-style-name="P1" draw:layer="layout" svg:width="0.672cm" svg:height="0.608cm" svg:x="5.775cm" svg:y="3.21cm">
          <draw:image xlink:href="../pngs/plus-duplet-eighth.png" xlink:type="simple" xlink:show="embed" xlink:actuate="onLoad">
            <text:p/>
          </draw:image>
        </draw:frame>
        <draw:frame draw:style-name="gr1" draw:text-style-name="P1" draw:layer="layout" svg:width="0.672cm" svg:height="0.608cm" svg:x="4.487cm" svg:y="5.21cm">
          <draw:image xlink:href="../pngs/plus-duplet-eighth.png" xlink:type="simple" xlink:show="embed" xlink:actuate="onLoad">
            <text:p/>
          </draw:image>
        </draw:frame>
        <draw:frame draw:style-name="gr1" draw:text-style-name="P1" draw:layer="layout" svg:width="0.672cm" svg:height="0.608cm" svg:x="2.975cm" svg:y="7.31cm">
          <draw:image xlink:href="../pngs/plus-duplet-eighth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8T00:23:41.878196000</meta:creation-date>
    <meta:generator>LibreOffice/5.1.4.2$MacOSX_X86_64 LibreOffice_project/f99d75f39f1c57ebdd7ffc5f42867c12031db97a</meta:generator>
    <dc:date>2016-07-28T01:02:18.800559000</dc:date>
    <meta:editing-duration>PT4M4S</meta:editing-duration>
    <meta:editing-cycles>7</meta:editing-cycles>
    <meta:document-statistic meta:object-count="13"/>
  </office:meta>
</office:document-meta>
</file>